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functions.LinearRegression -S 0 -R 1.0E-8</text:p>
      <text:p text:style-name="Standard">Relation: <text:s text:c="4"/>FeatureFileAllMT_Reg-weka.filters.unsupervised.attribute.Normalize-S1.0-T0.0-weka.filters.unsupervised.attribute.Remove-R31,33-43-weka.filters.unsupervised.attribute.Remove-R28</text:p>
      <text:p text:style-name="Standard">Instances: <text:s text:c="3"/>1000</text:p>
      <text:p text:style-name="Standard">Attributes: <text:s text:c="2"/>30</text:p>
      <text:p text:style-name="Standard"><text:s text:c="14"/>Bi_lemma_overlap_count</text:p>
      <text:p text:style-name="Standard"><text:s text:c="14"/>Dist_Sim_Adj</text:p>
      <text:p text:style-name="Standard"><text:s text:c="14"/>Dist_Sim_Noun</text:p>
      <text:p text:style-name="Standard"><text:s text:c="14"/>Dist_Sim_Verb</text:p>
      <text:p text:style-name="Standard"><text:s text:c="14"/>LIWC_Catg_Achievement</text:p>
      <text:p text:style-name="Standard"><text:s text:c="14"/>LIWC_Catg_Affective Processes</text:p>
      <text:p text:style-name="Standard"><text:s text:c="14"/>LIWC_Catg_Biological Processes</text:p>
      <text:p text:style-name="Standard"><text:s text:c="14"/>LIWC_Catg_Causation</text:p>
      <text:p text:style-name="Standard"><text:s text:c="14"/>LIWC_Catg_Certainty</text:p>
      <text:p text:style-name="Standard"><text:s text:c="14"/>LIWC_Catg_Cognitive Processes</text:p>
      <text:p text:style-name="Standard"><text:s text:c="14"/>LIWC_Catg_Discrepancy</text:p>
      <text:p text:style-name="Standard"><text:s text:c="14"/>LIWC_Catg_Family</text:p>
      <text:p text:style-name="Standard"><text:s text:c="14"/>LIWC_Catg_Hear</text:p>
      <text:p text:style-name="Standard"><text:s text:c="14"/>LIWC_Catg_Humans</text:p>
      <text:p text:style-name="Standard"><text:s text:c="14"/>LIWC_Catg_Insight</text:p>
      <text:p text:style-name="Standard"><text:s text:c="14"/>LIWC_Catg_Motion</text:p>
      <text:p text:style-name="Standard"><text:s text:c="14"/>LIWC_Catg_Negative Emotion</text:p>
      <text:p text:style-name="Standard"><text:s text:c="14"/>LIWC_Catg_Perceptual Processes</text:p>
      <text:p text:style-name="Standard"><text:s text:c="14"/>LIWC_Catg_Positive Emotion</text:p>
      <text:p text:style-name="Standard"><text:s text:c="14"/>LIWC_Catg_Relativity</text:p>
      <text:p text:style-name="Standard"><text:s text:c="14"/>LIWC_Catg_Religion</text:p>
      <text:p text:style-name="Standard"><text:s text:c="14"/>LIWC_Catg_See</text:p>
      <text:p text:style-name="Standard"><text:s text:c="14"/>LIWC_Catg_Sexual</text:p>
      <text:p text:style-name="Standard"><text:s text:c="14"/>LIWC_Catg_Social Processes</text:p>
      <text:p text:style-name="Standard"><text:s text:c="14"/>LIWC_Catg_Tentative</text:p>
      <text:p text:style-name="Standard"><text:s text:c="14"/>LIWC_Catg_Time</text:p>
      <text:p text:style-name="Standard"><text:s text:c="14"/>LIWC_Catg_Work</text:p>
      <text:p text:style-name="Standard"><text:s text:c="14"/>MeanSimLabel</text:p>
      <text:p text:style-name="Standard"><text:s text:c="14"/>Tri_lemma_overlap_count</text:p>
      <text:p text:style-name="Standard"><text:s text:c="14"/>Uni_lemma_overlap_count</text:p>
      <text:p text:style-name="Standard">Test mode: <text:s text:c="3"/>10-fold cross-validation</text:p>
      <text:p text:style-name="Standard"/>
      <text:p text:style-name="Standard">=== Classifier model (full training set) ===</text:p>
      <text:p text:style-name="Standard"/>
      <text:p text:style-name="Standard"/>
      <text:p text:style-name="Standard">Linear Regression Model</text:p>
      <text:p text:style-name="Standard"/>
      <text:p text:style-name="Standard">MeanSimLabel =</text:p>
      <text:p text:style-name="Standard"/>
      <text:p text:style-name="Standard"><text:s text:c="6"/>1.5092 * Bi_lemma_overlap_count +</text:p>
      <text:p text:style-name="Standard"><text:s text:c="6"/>0.8403 * Dist_Sim_Noun +</text:p>
      <text:p text:style-name="Standard"><text:s text:c="6"/>0.3465 * Dist_Sim_Verb +</text:p>
      <text:p text:style-name="Standard"><text:s text:c="5"/>-0.4335 * LIWC_Catg_Affective Processes +</text:p>
      <text:p text:style-name="Standard"><text:soft-page-break/><text:s text:c="5"/>-0.5585 * LIWC_Catg_Biological Processes +</text:p>
      <text:p text:style-name="Standard"><text:s text:c="6"/>0.7319 * LIWC_Catg_Causation +</text:p>
      <text:p text:style-name="Standard"><text:s text:c="6"/>0.5656 * LIWC_Catg_Certainty +</text:p>
      <text:p text:style-name="Standard"><text:s text:c="5"/>-0.3935 * LIWC_Catg_Humans +</text:p>
      <text:p text:style-name="Standard"><text:s text:c="6"/>0.7873 * LIWC_Catg_Motion +</text:p>
      <text:p text:style-name="Standard"><text:s text:c="6"/>0.5694 * LIWC_Catg_Negative Emotion +</text:p>
      <text:p text:style-name="Standard"><text:s text:c="6"/>0.8542 * LIWC_Catg_Perceptual Processes +</text:p>
      <text:p text:style-name="Standard"><text:s text:c="6"/>0.4167 * LIWC_Catg_Relativity +</text:p>
      <text:p text:style-name="Standard"><text:s text:c="6"/>0.5447 * LIWC_Catg_Religion +</text:p>
      <text:p text:style-name="Standard"><text:s text:c="6"/>0.9041 * LIWC_Catg_Sexual +</text:p>
      <text:p text:style-name="Standard"><text:s text:c="5"/>-0.5403 * LIWC_Catg_Social Processes +</text:p>
      <text:p text:style-name="Standard"><text:s text:c="6"/>0.5723 * LIWC_Catg_Work +</text:p>
      <text:p text:style-name="Standard"><text:s text:c="6"/>2.1208 * Uni_lemma_overlap_count +</text:p>
      <text:p text:style-name="Standard"><text:s text:c="6"/>1.1497</text:p>
      <text:p text:style-name="Standard"/>
      <text:p text:style-name="Standard">Time taken to build model: 0.01 seconds</text:p>
      <text:p text:style-name="Standard"/>
      <text:p text:style-name="Standard">=== Predictions on test data ===</text:p>
      <text:p text:style-name="Standard"/>
      <text:p text:style-name="Standard">inst#,actual,predicted,error</text:p>
      <text:p text:style-name="Standard">1,0.6,2.327,1.727</text:p>
      <text:p text:style-name="Standard">2,0.5,2.255,1.755</text:p>
      <text:p text:style-name="Standard">3,2.4,1.683,-0.717</text:p>
      <text:p text:style-name="Standard">4,1,1.517,0.517</text:p>
      <text:p text:style-name="Standard">5,0.4,1.1,0.7</text:p>
      <text:p text:style-name="Standard">6,1.167,1.442,0.276</text:p>
      <text:p text:style-name="Standard">7,3,3.99,0.99</text:p>
      <text:p text:style-name="Standard">8,1.167,1.33,0.164</text:p>
      <text:p text:style-name="Standard">9,0.6,2.899,2.299</text:p>
      <text:p text:style-name="Standard">10,1.333,1.33,-0.003</text:p>
      <text:p text:style-name="Standard">11,2.667,2.204,-0.463</text:p>
      <text:p text:style-name="Standard">12,0.833,1.729,0.895</text:p>
      <text:p text:style-name="Standard">13,3.6,2.56,-1.04</text:p>
      <text:p text:style-name="Standard">14,0.6,1.515,0.915</text:p>
      <text:p text:style-name="Standard">15,3.4,1.615,-1.785</text:p>
      <text:p text:style-name="Standard">16,3.8,1.796,-2.004</text:p>
      <text:p text:style-name="Standard">17,2,1.637,-0.363</text:p>
      <text:p text:style-name="Standard">18,1,1.606,0.606</text:p>
      <text:p text:style-name="Standard">19,0,1.105,1.105</text:p>
      <text:p text:style-name="Standard">20,2,2.083,0.083</text:p>
      <text:p text:style-name="Standard">21,1.2,2.362,1.162</text:p>
      <text:p text:style-name="Standard">22,2.4,2.569,0.169</text:p>
      <text:p text:style-name="Standard">23,3.333,2.253,-1.08</text:p>
      <text:p text:style-name="Standard">24,1.333,1.161,-0.173</text:p>
      <text:p text:style-name="Standard">25,1.833,1.499,-0.334</text:p>
      <text:p text:style-name="Standard">26,2.4,1.33,-1.07</text:p>
      <text:p text:style-name="Standard">27,1.286,2.891,1.605</text:p>
      <text:p text:style-name="Standard">28,2.6,1.865,-0.735</text:p>
      <text:p text:style-name="Standard">29,1.4,1.803,0.403</text:p>
      <text:p text:style-name="Standard">30,1.8,2.338,0.538</text:p>
      <text:p text:style-name="Standard">31,2.8,2.4,-0.4</text:p>
      <text:p text:style-name="Standard"><text:soft-page-break/>32,2.2,2.634,0.434</text:p>
      <text:p text:style-name="Standard">33,3,1.92,-1.08</text:p>
      <text:p text:style-name="Standard">34,2,2.331,0.331</text:p>
      <text:p text:style-name="Standard">35,2.5,2.025,-0.475</text:p>
      <text:p text:style-name="Standard">36,1,1.386,0.386</text:p>
      <text:p text:style-name="Standard">37,2.6,2.038,-0.562</text:p>
      <text:p text:style-name="Standard">38,0.8,1.148,0.348</text:p>
      <text:p text:style-name="Standard">39,0.4,0.746,0.346</text:p>
      <text:p text:style-name="Standard">40,1.75,1.307,-0.443</text:p>
      <text:p text:style-name="Standard">41,1.2,1.653,0.453</text:p>
      <text:p text:style-name="Standard">42,1,1.278,0.278</text:p>
      <text:p text:style-name="Standard">43,3.8,4.146,0.346</text:p>
      <text:p text:style-name="Standard">44,2.4,2.134,-0.266</text:p>
      <text:p text:style-name="Standard">45,3,2.393,-0.607</text:p>
      <text:p text:style-name="Standard">46,3,2.424,-0.576</text:p>
      <text:p text:style-name="Standard">47,2.6,1.577,-1.023</text:p>
      <text:p text:style-name="Standard">48,0.833,2.332,1.499</text:p>
      <text:p text:style-name="Standard">49,3.833,3.529,-0.305</text:p>
      <text:p text:style-name="Standard">50,2,1.75,-0.25</text:p>
      <text:p text:style-name="Standard">51,2,1.632,-0.368</text:p>
      <text:p text:style-name="Standard">52,0.286,1.401,1.115</text:p>
      <text:p text:style-name="Standard">53,2.833,2.48,-0.354</text:p>
      <text:p text:style-name="Standard">54,2.8,2.565,-0.235</text:p>
      <text:p text:style-name="Standard">55,3.333,2.517,-0.817</text:p>
      <text:p text:style-name="Standard">56,1,1.614,0.614</text:p>
      <text:p text:style-name="Standard">57,1,1.898,0.898</text:p>
      <text:p text:style-name="Standard">58,3.333,3.388,0.054</text:p>
      <text:p text:style-name="Standard">59,1.333,1.883,0.55</text:p>
      <text:p text:style-name="Standard">60,3.8,2.333,-1.467</text:p>
      <text:p text:style-name="Standard">61,3.4,1.709,-1.691</text:p>
      <text:p text:style-name="Standard">62,2,1.7,-0.3</text:p>
      <text:p text:style-name="Standard">63,2.2,1.645,-0.555</text:p>
      <text:p text:style-name="Standard">64,1,1.37,0.37</text:p>
      <text:p text:style-name="Standard">65,2.2,2.085,-0.115</text:p>
      <text:p text:style-name="Standard">66,1.333,1.786,0.453</text:p>
      <text:p text:style-name="Standard">67,2.8,3.1,0.3</text:p>
      <text:p text:style-name="Standard">68,2.333,2.637,0.304</text:p>
      <text:p text:style-name="Standard">69,2.667,2.276,-0.391</text:p>
      <text:p text:style-name="Standard">70,1,1.863,0.863</text:p>
      <text:p text:style-name="Standard">71,4.4,2.782,-1.618</text:p>
      <text:p text:style-name="Standard">72,3.2,1.33,-1.87</text:p>
      <text:p text:style-name="Standard">73,2.8,1.49,-1.31</text:p>
      <text:p text:style-name="Standard">74,3.8,1.988,-1.812</text:p>
      <text:p text:style-name="Standard">75,2.5,1.364,-1.136</text:p>
      <text:p text:style-name="Standard">76,1.4,2.119,0.719</text:p>
      <text:p text:style-name="Standard">77,1.667,2.274,0.607</text:p>
      <text:p text:style-name="Standard">78,2.6,2.254,-0.346</text:p>
      <text:p text:style-name="Standard">79,2.333,2.365,0.032</text:p>
      <text:p text:style-name="Standard">80,0.5,1.657,1.157</text:p>
      <text:p text:style-name="Standard">81,0.333,1.75,1.417</text:p>
      <text:p text:style-name="Standard">82,2,1.307,-0.693</text:p>
      <text:p text:style-name="Standard"><text:soft-page-break/>83,0.8,1.442,0.642</text:p>
      <text:p text:style-name="Standard">84,3.2,1.442,-1.758</text:p>
      <text:p text:style-name="Standard">85,2,2.182,0.182</text:p>
      <text:p text:style-name="Standard">86,0.2,2.279,2.079</text:p>
      <text:p text:style-name="Standard">87,3.25,2.983,-0.267</text:p>
      <text:p text:style-name="Standard">88,3.8,2.651,-1.149</text:p>
      <text:p text:style-name="Standard">89,2.8,1.352,-1.448</text:p>
      <text:p text:style-name="Standard">90,2.4,2.367,-0.033</text:p>
      <text:p text:style-name="Standard">91,3,2.167,-0.833</text:p>
      <text:p text:style-name="Standard">92,2.2,1.886,-0.314</text:p>
      <text:p text:style-name="Standard">93,2.2,1.665,-0.535</text:p>
      <text:p text:style-name="Standard">94,1,2.06,1.06</text:p>
      <text:p text:style-name="Standard">95,3.25,2.483,-0.767</text:p>
      <text:p text:style-name="Standard">96,3.2,2.465,-0.735</text:p>
      <text:p text:style-name="Standard">97,3,2.048,-0.952</text:p>
      <text:p text:style-name="Standard">98,1.167,2.475,1.308</text:p>
      <text:p text:style-name="Standard">99,1.2,1.921,0.721</text:p>
      <text:p text:style-name="Standard">100,4.4,2.363,-2.037</text:p>
      <text:p text:style-name="Standard">1,1.4,2.049,0.649</text:p>
      <text:p text:style-name="Standard">2,2,2.281,0.281</text:p>
      <text:p text:style-name="Standard">3,0.8,1.202,0.402</text:p>
      <text:p text:style-name="Standard">4,0.4,1.603,1.203</text:p>
      <text:p text:style-name="Standard">5,2.25,1.364,-0.886</text:p>
      <text:p text:style-name="Standard">6,2.667,2.023,-0.643</text:p>
      <text:p text:style-name="Standard">7,1.167,1.616,0.449</text:p>
      <text:p text:style-name="Standard">8,1.667,1.476,-0.19</text:p>
      <text:p text:style-name="Standard">9,2.667,2.386,-0.281</text:p>
      <text:p text:style-name="Standard">10,1.75,1.151,-0.599</text:p>
      <text:p text:style-name="Standard">11,4,1.328,-2.672</text:p>
      <text:p text:style-name="Standard">12,4.167,3.141,-1.025</text:p>
      <text:p text:style-name="Standard">13,1.833,1.656,-0.177</text:p>
      <text:p text:style-name="Standard">14,0.8,1.83,1.03</text:p>
      <text:p text:style-name="Standard">15,1.2,1.535,0.335</text:p>
      <text:p text:style-name="Standard">16,1.6,2.031,0.431</text:p>
      <text:p text:style-name="Standard">17,2.75,1.834,-0.916</text:p>
      <text:p text:style-name="Standard">18,3.5,2.477,-1.023</text:p>
      <text:p text:style-name="Standard">19,4.833,2.054,-2.779</text:p>
      <text:p text:style-name="Standard">20,1.833,1.294,-0.539</text:p>
      <text:p text:style-name="Standard">21,1.833,1.972,0.138</text:p>
      <text:p text:style-name="Standard">22,1.6,2.445,0.845</text:p>
      <text:p text:style-name="Standard">23,0.6,0.986,0.386</text:p>
      <text:p text:style-name="Standard">24,1.833,1.233,-0.6</text:p>
      <text:p text:style-name="Standard">25,0.4,1.606,1.206</text:p>
      <text:p text:style-name="Standard">26,1.667,2.281,0.614</text:p>
      <text:p text:style-name="Standard">27,4,2.645,-1.355</text:p>
      <text:p text:style-name="Standard">28,1,1.925,0.925</text:p>
      <text:p text:style-name="Standard">29,1.4,1.686,0.286</text:p>
      <text:p text:style-name="Standard">30,0.667,1.307,0.641</text:p>
      <text:p text:style-name="Standard">31,2.2,1.272,-0.928</text:p>
      <text:p text:style-name="Standard">32,2.6,2.508,-0.092</text:p>
      <text:p text:style-name="Standard">33,3.2,0.966,-2.234</text:p>
      <text:p text:style-name="Standard"><text:soft-page-break/>34,0,1.151,1.151</text:p>
      <text:p text:style-name="Standard">35,4,3.086,-0.914</text:p>
      <text:p text:style-name="Standard">36,3,1.719,-1.281</text:p>
      <text:p text:style-name="Standard">37,2.6,1.87,-0.73</text:p>
      <text:p text:style-name="Standard">38,2.6,1.291,-1.309</text:p>
      <text:p text:style-name="Standard">39,0.75,1.47,0.72</text:p>
      <text:p text:style-name="Standard">40,0,1.249,1.249</text:p>
      <text:p text:style-name="Standard">41,2,2.169,0.169</text:p>
      <text:p text:style-name="Standard">42,3.167,1.212,-1.955</text:p>
      <text:p text:style-name="Standard">43,1.4,1.625,0.225</text:p>
      <text:p text:style-name="Standard">44,3.6,3.098,-0.502</text:p>
      <text:p text:style-name="Standard">45,2.5,1.552,-0.948</text:p>
      <text:p text:style-name="Standard">46,1.167,2.088,0.922</text:p>
      <text:p text:style-name="Standard">47,0.6,1.769,1.169</text:p>
      <text:p text:style-name="Standard">48,0.75,1.42,0.67</text:p>
      <text:p text:style-name="Standard">49,1.6,2.034,0.434</text:p>
      <text:p text:style-name="Standard">50,1.6,2.135,0.535</text:p>
      <text:p text:style-name="Standard">51,3,3.751,0.751</text:p>
      <text:p text:style-name="Standard">52,0.25,1.815,1.565</text:p>
      <text:p text:style-name="Standard">53,1.167,2.191,1.024</text:p>
      <text:p text:style-name="Standard">54,1.75,1.65,-0.1</text:p>
      <text:p text:style-name="Standard">55,2,1.49,-0.51</text:p>
      <text:p text:style-name="Standard">56,1.8,1.982,0.182</text:p>
      <text:p text:style-name="Standard">57,1.667,1.529,-0.138</text:p>
      <text:p text:style-name="Standard">58,2.25,2.719,0.469</text:p>
      <text:p text:style-name="Standard">59,1.6,1.644,0.044</text:p>
      <text:p text:style-name="Standard">60,1.2,1.17,-0.03</text:p>
      <text:p text:style-name="Standard">61,1.333,1.837,0.504</text:p>
      <text:p text:style-name="Standard">62,3,1.329,-1.671</text:p>
      <text:p text:style-name="Standard">63,0.4,1.603,1.203</text:p>
      <text:p text:style-name="Standard">64,1.6,2.47,0.87</text:p>
      <text:p text:style-name="Standard">65,0.833,1.682,0.849</text:p>
      <text:p text:style-name="Standard">66,3.167,3.594,0.428</text:p>
      <text:p text:style-name="Standard">67,2.6,1.942,-0.658</text:p>
      <text:p text:style-name="Standard">68,1.4,2.281,0.881</text:p>
      <text:p text:style-name="Standard">69,0.833,1.395,0.562</text:p>
      <text:p text:style-name="Standard">70,2,1.554,-0.446</text:p>
      <text:p text:style-name="Standard">71,1.2,1.68,0.48</text:p>
      <text:p text:style-name="Standard">72,2,1.557,-0.443</text:p>
      <text:p text:style-name="Standard">73,2.25,1.293,-0.957</text:p>
      <text:p text:style-name="Standard">74,2.2,2.363,0.163</text:p>
      <text:p text:style-name="Standard">75,2.8,2.681,-0.119</text:p>
      <text:p text:style-name="Standard">76,1.4,1.745,0.345</text:p>
      <text:p text:style-name="Standard">77,0.8,2.732,1.932</text:p>
      <text:p text:style-name="Standard">78,0.333,0.993,0.66</text:p>
      <text:p text:style-name="Standard">79,3.4,2.089,-1.311</text:p>
      <text:p text:style-name="Standard">80,1,2.33,1.33</text:p>
      <text:p text:style-name="Standard">81,4.2,2.882,-1.318</text:p>
      <text:p text:style-name="Standard">82,2.2,1.204,-0.996</text:p>
      <text:p text:style-name="Standard">83,1,1.797,0.797</text:p>
      <text:p text:style-name="Standard">84,0.2,1.279,1.079</text:p>
      <text:p text:style-name="Standard"><text:soft-page-break/>85,3.2,3.224,0.024</text:p>
      <text:p text:style-name="Standard">86,1.8,1.559,-0.241</text:p>
      <text:p text:style-name="Standard">87,1.2,1.294,0.094</text:p>
      <text:p text:style-name="Standard">88,3.25,1.323,-1.927</text:p>
      <text:p text:style-name="Standard">89,2.4,1.331,-1.069</text:p>
      <text:p text:style-name="Standard">90,1,2.002,1.002</text:p>
      <text:p text:style-name="Standard">91,2.333,2.172,-0.161</text:p>
      <text:p text:style-name="Standard">92,4.833,2.854,-1.979</text:p>
      <text:p text:style-name="Standard">93,0.333,1.17,0.837</text:p>
      <text:p text:style-name="Standard">94,4.167,2.156,-2.011</text:p>
      <text:p text:style-name="Standard">95,1,1.035,0.035</text:p>
      <text:p text:style-name="Standard">96,0.167,1.454,1.287</text:p>
      <text:p text:style-name="Standard">97,4.6,2.116,-2.484</text:p>
      <text:p text:style-name="Standard">98,1,2.016,1.016</text:p>
      <text:p text:style-name="Standard">99,2,1.492,-0.508</text:p>
      <text:p text:style-name="Standard">100,0.2,1.541,1.341</text:p>
      <text:p text:style-name="Standard">1,1.5,1.769,0.269</text:p>
      <text:p text:style-name="Standard">2,2.667,1.372,-1.295</text:p>
      <text:p text:style-name="Standard">3,1.4,2.444,1.044</text:p>
      <text:p text:style-name="Standard">4,2.6,1.591,-1.009</text:p>
      <text:p text:style-name="Standard">5,2,1.923,-0.077</text:p>
      <text:p text:style-name="Standard">6,3.8,1.794,-2.006</text:p>
      <text:p text:style-name="Standard">7,2.143,2.64,0.497</text:p>
      <text:p text:style-name="Standard">8,2.2,2.09,-0.11</text:p>
      <text:p text:style-name="Standard">9,1.8,1.632,-0.168</text:p>
      <text:p text:style-name="Standard">10,4.6,3.041,-1.559</text:p>
      <text:p text:style-name="Standard">11,1.333,2.28,0.947</text:p>
      <text:p text:style-name="Standard">12,1.167,1.398,0.231</text:p>
      <text:p text:style-name="Standard">13,2.8,1.638,-1.162</text:p>
      <text:p text:style-name="Standard">14,2.6,1.929,-0.671</text:p>
      <text:p text:style-name="Standard">15,0.4,2.295,1.895</text:p>
      <text:p text:style-name="Standard">16,0.2,1.183,0.983</text:p>
      <text:p text:style-name="Standard">17,3,2.462,-0.538</text:p>
      <text:p text:style-name="Standard">18,3.286,2.556,-0.73</text:p>
      <text:p text:style-name="Standard">19,1,1.383,0.383</text:p>
      <text:p text:style-name="Standard">20,2.167,1.843,-0.324</text:p>
      <text:p text:style-name="Standard">21,1,1.927,0.927</text:p>
      <text:p text:style-name="Standard">22,2.167,1.955,-0.211</text:p>
      <text:p text:style-name="Standard">23,3.333,2.989,-0.345</text:p>
      <text:p text:style-name="Standard">24,4,2.789,-1.211</text:p>
      <text:p text:style-name="Standard">25,1.167,2.297,1.13</text:p>
      <text:p text:style-name="Standard">26,2.4,2.2,-0.2</text:p>
      <text:p text:style-name="Standard">27,0.2,0.819,0.619</text:p>
      <text:p text:style-name="Standard">28,5,2.037,-2.963</text:p>
      <text:p text:style-name="Standard">29,1,1.73,0.73</text:p>
      <text:p text:style-name="Standard">30,2.8,2.217,-0.583</text:p>
      <text:p text:style-name="Standard">31,0.4,1.57,1.17</text:p>
      <text:p text:style-name="Standard">32,2,2.081,0.081</text:p>
      <text:p text:style-name="Standard">33,2.6,1.833,-0.767</text:p>
      <text:p text:style-name="Standard">34,3.2,2.058,-1.142</text:p>
      <text:p text:style-name="Standard">35,4.333,1.787,-2.547</text:p>
      <text:p text:style-name="Standard"><text:soft-page-break/>36,0.8,1.228,0.428</text:p>
      <text:p text:style-name="Standard">37,2,1.69,-0.31</text:p>
      <text:p text:style-name="Standard">38,2.2,1.489,-0.711</text:p>
      <text:p text:style-name="Standard">39,2.2,2.078,-0.122</text:p>
      <text:p text:style-name="Standard">40,0.2,1.183,0.983</text:p>
      <text:p text:style-name="Standard">41,1.143,2.01,0.867</text:p>
      <text:p text:style-name="Standard">42,0.8,1.067,0.267</text:p>
      <text:p text:style-name="Standard">43,1.4,1.572,0.172</text:p>
      <text:p text:style-name="Standard">44,0.833,1.632,0.799</text:p>
      <text:p text:style-name="Standard">45,2,1.85,-0.15</text:p>
      <text:p text:style-name="Standard">46,0.2,1.702,1.502</text:p>
      <text:p text:style-name="Standard">47,3,2.598,-0.402</text:p>
      <text:p text:style-name="Standard">48,3,1.771,-1.229</text:p>
      <text:p text:style-name="Standard">49,1.167,1.527,0.36</text:p>
      <text:p text:style-name="Standard">50,2.167,2.391,0.224</text:p>
      <text:p text:style-name="Standard">51,2.667,3.16,0.493</text:p>
      <text:p text:style-name="Standard">52,0,1.183,1.183</text:p>
      <text:p text:style-name="Standard">53,1.833,2.105,0.272</text:p>
      <text:p text:style-name="Standard">54,1.667,2.644,0.977</text:p>
      <text:p text:style-name="Standard">55,4.4,2.392,-2.008</text:p>
      <text:p text:style-name="Standard">56,1.833,1.877,0.044</text:p>
      <text:p text:style-name="Standard">57,1.167,1.755,0.588</text:p>
      <text:p text:style-name="Standard">58,1,2.49,1.49</text:p>
      <text:p text:style-name="Standard">59,1,1.473,0.473</text:p>
      <text:p text:style-name="Standard">60,1.167,1.889,0.722</text:p>
      <text:p text:style-name="Standard">61,1.4,2.172,0.772</text:p>
      <text:p text:style-name="Standard">62,1,1.681,0.681</text:p>
      <text:p text:style-name="Standard">63,0.333,1.261,0.928</text:p>
      <text:p text:style-name="Standard">64,3,2.967,-0.033</text:p>
      <text:p text:style-name="Standard">65,2.833,2.361,-0.472</text:p>
      <text:p text:style-name="Standard">66,3.167,1.937,-1.23</text:p>
      <text:p text:style-name="Standard">67,2.2,2.793,0.593</text:p>
      <text:p text:style-name="Standard">68,2.167,1.33,-0.837</text:p>
      <text:p text:style-name="Standard">69,2.75,2.361,-0.389</text:p>
      <text:p text:style-name="Standard">70,1.2,1.377,0.177</text:p>
      <text:p text:style-name="Standard">71,0.6,1.1,0.5</text:p>
      <text:p text:style-name="Standard">72,4.667,2.557,-2.109</text:p>
      <text:p text:style-name="Standard">73,2.4,1.457,-0.943</text:p>
      <text:p text:style-name="Standard">74,1.2,1.691,0.491</text:p>
      <text:p text:style-name="Standard">75,0.5,1.44,0.94</text:p>
      <text:p text:style-name="Standard">76,2.5,1.957,-0.543</text:p>
      <text:p text:style-name="Standard">77,1.4,1.708,0.308</text:p>
      <text:p text:style-name="Standard">78,3.8,2.252,-1.548</text:p>
      <text:p text:style-name="Standard">79,4.4,2.75,-1.65</text:p>
      <text:p text:style-name="Standard">80,4.833,1.84,-2.993</text:p>
      <text:p text:style-name="Standard">81,1,1.694,0.694</text:p>
      <text:p text:style-name="Standard">82,4.167,2.45,-1.717</text:p>
      <text:p text:style-name="Standard">83,1.5,2.229,0.729</text:p>
      <text:p text:style-name="Standard">84,1,1.668,0.668</text:p>
      <text:p text:style-name="Standard">85,4.5,2.448,-2.052</text:p>
      <text:p text:style-name="Standard">86,3.2,2.011,-1.189</text:p>
      <text:p text:style-name="Standard"><text:soft-page-break/>87,3.667,1.85,-1.816</text:p>
      <text:p text:style-name="Standard">88,0,1.867,1.867</text:p>
      <text:p text:style-name="Standard">89,2.6,2.672,0.072</text:p>
      <text:p text:style-name="Standard">90,0.667,1.595,0.928</text:p>
      <text:p text:style-name="Standard">91,2.2,1.79,-0.41</text:p>
      <text:p text:style-name="Standard">92,2.2,1.68,-0.52</text:p>
      <text:p text:style-name="Standard">93,1.2,1.567,0.367</text:p>
      <text:p text:style-name="Standard">94,1,1.882,0.882</text:p>
      <text:p text:style-name="Standard">95,2.8,2.169,-0.631</text:p>
      <text:p text:style-name="Standard">96,1,1.475,0.475</text:p>
      <text:p text:style-name="Standard">97,0,1.1,1.1</text:p>
      <text:p text:style-name="Standard">98,3.667,2.335,-1.331</text:p>
      <text:p text:style-name="Standard">99,0,1.589,1.589</text:p>
      <text:p text:style-name="Standard">100,0.333,1.874,1.54</text:p>
      <text:p text:style-name="Standard">1,2.5,3.572,1.072</text:p>
      <text:p text:style-name="Standard">2,1.333,1.498,0.165</text:p>
      <text:p text:style-name="Standard">3,4.167,1.637,-2.529</text:p>
      <text:p text:style-name="Standard">4,1.4,1.836,0.436</text:p>
      <text:p text:style-name="Standard">5,1.833,2.612,0.778</text:p>
      <text:p text:style-name="Standard">6,0.8,1.372,0.572</text:p>
      <text:p text:style-name="Standard">7,3,2.201,-0.799</text:p>
      <text:p text:style-name="Standard">8,4.2,1.943,-2.257</text:p>
      <text:p text:style-name="Standard">9,1.8,1.828,0.028</text:p>
      <text:p text:style-name="Standard">10,2,2.724,0.724</text:p>
      <text:p text:style-name="Standard">11,1.167,1.363,0.197</text:p>
      <text:p text:style-name="Standard">12,3,2.178,-0.822</text:p>
      <text:p text:style-name="Standard">13,3.5,2.254,-1.246</text:p>
      <text:p text:style-name="Standard">14,0,1.177,1.177</text:p>
      <text:p text:style-name="Standard">15,1.6,2.252,0.652</text:p>
      <text:p text:style-name="Standard">16,3,2.488,-0.512</text:p>
      <text:p text:style-name="Standard">17,0.333,2.744,2.411</text:p>
      <text:p text:style-name="Standard">18,2.167,1.914,-0.253</text:p>
      <text:p text:style-name="Standard">19,2,2.749,0.749</text:p>
      <text:p text:style-name="Standard">20,3.167,1.726,-1.441</text:p>
      <text:p text:style-name="Standard">21,1.4,1.257,-0.143</text:p>
      <text:p text:style-name="Standard">22,2,2.144,0.144</text:p>
      <text:p text:style-name="Standard">23,1.833,2.228,0.395</text:p>
      <text:p text:style-name="Standard">24,2,1.64,-0.36</text:p>
      <text:p text:style-name="Standard">25,1.75,2.232,0.482</text:p>
      <text:p text:style-name="Standard">26,1.5,1.922,0.422</text:p>
      <text:p text:style-name="Standard">27,1.5,2.403,0.903</text:p>
      <text:p text:style-name="Standard">28,0.833,1.651,0.818</text:p>
      <text:p text:style-name="Standard">29,2,1.557,-0.443</text:p>
      <text:p text:style-name="Standard">30,1.333,2.526,1.192</text:p>
      <text:p text:style-name="Standard">31,1,1.775,0.775</text:p>
      <text:p text:style-name="Standard">32,0.667,1.684,1.017</text:p>
      <text:p text:style-name="Standard">33,3.5,1.764,-1.736</text:p>
      <text:p text:style-name="Standard">34,3.167,2.679,-0.487</text:p>
      <text:p text:style-name="Standard">35,3.25,2.603,-0.647</text:p>
      <text:p text:style-name="Standard">36,1.4,3.03,1.63</text:p>
      <text:p text:style-name="Standard">37,3.667,2.384,-1.282</text:p>
      <text:p text:style-name="Standard"><text:soft-page-break/>38,0.667,1.44,0.773</text:p>
      <text:p text:style-name="Standard">39,2,1.498,-0.502</text:p>
      <text:p text:style-name="Standard">40,0,1.476,1.476</text:p>
      <text:p text:style-name="Standard">41,0,1.25,1.25</text:p>
      <text:p text:style-name="Standard">42,2.6,3.057,0.457</text:p>
      <text:p text:style-name="Standard">43,0,1.024,1.024</text:p>
      <text:p text:style-name="Standard">44,3,4.361,1.361</text:p>
      <text:p text:style-name="Standard">45,3.667,1.666,-2.001</text:p>
      <text:p text:style-name="Standard">46,1.833,2.101,0.268</text:p>
      <text:p text:style-name="Standard">47,2,1.519,-0.481</text:p>
      <text:p text:style-name="Standard">48,1.2,1.403,0.203</text:p>
      <text:p text:style-name="Standard">49,4.8,2.655,-2.145</text:p>
      <text:p text:style-name="Standard">50,2,2.092,0.092</text:p>
      <text:p text:style-name="Standard">51,0.8,1.728,0.928</text:p>
      <text:p text:style-name="Standard">52,2.2,1.839,-0.361</text:p>
      <text:p text:style-name="Standard">53,1,1.868,0.868</text:p>
      <text:p text:style-name="Standard">54,0.167,1.926,1.76</text:p>
      <text:p text:style-name="Standard">55,0.2,1.177,0.977</text:p>
      <text:p text:style-name="Standard">56,2.167,1.568,-0.599</text:p>
      <text:p text:style-name="Standard">57,1.167,1.637,0.47</text:p>
      <text:p text:style-name="Standard">58,1,1.507,0.507</text:p>
      <text:p text:style-name="Standard">59,1,1.502,0.502</text:p>
      <text:p text:style-name="Standard">60,0.667,1.498,0.831</text:p>
      <text:p text:style-name="Standard">61,2.6,1.938,-0.662</text:p>
      <text:p text:style-name="Standard">62,1.6,1.507,-0.093</text:p>
      <text:p text:style-name="Standard">63,1,1.505,0.505</text:p>
      <text:p text:style-name="Standard">64,1,2.143,1.143</text:p>
      <text:p text:style-name="Standard">65,0.5,1.024,0.524</text:p>
      <text:p text:style-name="Standard">66,1,2.488,1.488</text:p>
      <text:p text:style-name="Standard">67,3.6,2.187,-1.413</text:p>
      <text:p text:style-name="Standard">68,3,2.505,-0.495</text:p>
      <text:p text:style-name="Standard">69,1.5,1.75,0.25</text:p>
      <text:p text:style-name="Standard">70,0.167,1.424,1.258</text:p>
      <text:p text:style-name="Standard">71,1.4,2.698,1.298</text:p>
      <text:p text:style-name="Standard">72,0.5,2.536,2.036</text:p>
      <text:p text:style-name="Standard">73,1.6,1.533,-0.067</text:p>
      <text:p text:style-name="Standard">74,0.333,0.829,0.496</text:p>
      <text:p text:style-name="Standard">75,2.667,1.733,-0.934</text:p>
      <text:p text:style-name="Standard">76,2.333,1.752,-0.581</text:p>
      <text:p text:style-name="Standard">77,0.333,1.758,1.424</text:p>
      <text:p text:style-name="Standard">78,3,2.089,-0.911</text:p>
      <text:p text:style-name="Standard">79,4.2,1.736,-2.464</text:p>
      <text:p text:style-name="Standard">80,3.2,3.364,0.164</text:p>
      <text:p text:style-name="Standard">81,4.4,2.375,-2.025</text:p>
      <text:p text:style-name="Standard">82,2.333,2.616,0.283</text:p>
      <text:p text:style-name="Standard">83,3.6,2.072,-1.528</text:p>
      <text:p text:style-name="Standard">84,2.833,1.605,-1.228</text:p>
      <text:p text:style-name="Standard">85,2.5,2.464,-0.036</text:p>
      <text:p text:style-name="Standard">86,1.2,1.88,0.68</text:p>
      <text:p text:style-name="Standard">87,0.2,1.4,1.2</text:p>
      <text:p text:style-name="Standard">88,0.833,1.64,0.807</text:p>
      <text:p text:style-name="Standard"><text:soft-page-break/>89,1.167,1.403,0.236</text:p>
      <text:p text:style-name="Standard">90,3.333,2.308,-1.025</text:p>
      <text:p text:style-name="Standard">91,3.4,1.804,-1.596</text:p>
      <text:p text:style-name="Standard">92,1.6,2.472,0.872</text:p>
      <text:p text:style-name="Standard">93,2,1.372,-0.628</text:p>
      <text:p text:style-name="Standard">94,2.8,3.02,0.22</text:p>
      <text:p text:style-name="Standard">95,1.8,1.606,-0.194</text:p>
      <text:p text:style-name="Standard">96,0,1.434,1.434</text:p>
      <text:p text:style-name="Standard">97,0,1.177,1.177</text:p>
      <text:p text:style-name="Standard">98,1.2,2.598,1.398</text:p>
      <text:p text:style-name="Standard">99,1.667,2.653,0.986</text:p>
      <text:p text:style-name="Standard">100,1.667,2.162,0.495</text:p>
      <text:p text:style-name="Standard">1,0,1.482,1.482</text:p>
      <text:p text:style-name="Standard">2,3,2.711,-0.289</text:p>
      <text:p text:style-name="Standard">3,1.833,1.488,-0.345</text:p>
      <text:p text:style-name="Standard">4,1.667,1.832,0.166</text:p>
      <text:p text:style-name="Standard">5,1.6,1.853,0.253</text:p>
      <text:p text:style-name="Standard">6,0.8,1.762,0.962</text:p>
      <text:p text:style-name="Standard">7,2.8,2.115,-0.685</text:p>
      <text:p text:style-name="Standard">8,2,1.816,-0.184</text:p>
      <text:p text:style-name="Standard">9,1.4,2.317,0.917</text:p>
      <text:p text:style-name="Standard">10,2.833,2.814,-0.019</text:p>
      <text:p text:style-name="Standard">11,3.5,3.744,0.244</text:p>
      <text:p text:style-name="Standard">12,1.833,1.905,0.072</text:p>
      <text:p text:style-name="Standard">13,2.75,2.4,-0.35</text:p>
      <text:p text:style-name="Standard">14,1.4,2.204,0.804</text:p>
      <text:p text:style-name="Standard">15,3.6,2.541,-1.059</text:p>
      <text:p text:style-name="Standard">16,1.25,2.111,0.861</text:p>
      <text:p text:style-name="Standard">17,1.8,2.002,0.202</text:p>
      <text:p text:style-name="Standard">18,3,3.224,0.224</text:p>
      <text:p text:style-name="Standard">19,2.75,2.64,-0.11</text:p>
      <text:p text:style-name="Standard">20,2.8,2.163,-0.637</text:p>
      <text:p text:style-name="Standard">21,3.2,2.193,-1.007</text:p>
      <text:p text:style-name="Standard">22,0.6,1.937,1.337</text:p>
      <text:p text:style-name="Standard">23,2.6,2.076,-0.524</text:p>
      <text:p text:style-name="Standard">24,0.75,1.533,0.783</text:p>
      <text:p text:style-name="Standard">25,2.8,2.452,-0.348</text:p>
      <text:p text:style-name="Standard">26,1.5,1.831,0.331</text:p>
      <text:p text:style-name="Standard">27,1,2.635,1.635</text:p>
      <text:p text:style-name="Standard">28,1.5,1.732,0.232</text:p>
      <text:p text:style-name="Standard">29,0.6,2.387,1.787</text:p>
      <text:p text:style-name="Standard">30,1,1.363,0.363</text:p>
      <text:p text:style-name="Standard">31,1,2.168,1.168</text:p>
      <text:p text:style-name="Standard">32,3.2,2.143,-1.057</text:p>
      <text:p text:style-name="Standard">33,0,1.191,1.191</text:p>
      <text:p text:style-name="Standard">34,1.4,2.01,0.61</text:p>
      <text:p text:style-name="Standard">35,3.8,2.839,-0.961</text:p>
      <text:p text:style-name="Standard">36,2.833,2.661,-0.172</text:p>
      <text:p text:style-name="Standard">37,1.2,2.27,1.07</text:p>
      <text:p text:style-name="Standard">38,1.2,2.315,1.115</text:p>
      <text:p text:style-name="Standard">39,2.6,1.672,-0.928</text:p>
      <text:p text:style-name="Standard"><text:soft-page-break/>40,2.8,2.473,-0.327</text:p>
      <text:p text:style-name="Standard">41,2.4,1.682,-0.718</text:p>
      <text:p text:style-name="Standard">42,0.8,1.682,0.882</text:p>
      <text:p text:style-name="Standard">43,0.5,1.125,0.625</text:p>
      <text:p text:style-name="Standard">44,1.5,1.737,0.237</text:p>
      <text:p text:style-name="Standard">45,2.8,2.385,-0.415</text:p>
      <text:p text:style-name="Standard">46,2,1.191,-0.809</text:p>
      <text:p text:style-name="Standard">47,1.667,2.18,0.513</text:p>
      <text:p text:style-name="Standard">48,3.333,4.192,0.859</text:p>
      <text:p text:style-name="Standard">49,0.6,1.717,1.117</text:p>
      <text:p text:style-name="Standard">50,0,2.057,2.057</text:p>
      <text:p text:style-name="Standard">51,4.167,1.549,-2.617</text:p>
      <text:p text:style-name="Standard">52,0,1.314,1.314</text:p>
      <text:p text:style-name="Standard">53,4.5,2.141,-2.359</text:p>
      <text:p text:style-name="Standard">54,0.8,1.915,1.115</text:p>
      <text:p text:style-name="Standard">55,0.8,1.312,0.512</text:p>
      <text:p text:style-name="Standard">56,0.833,2.06,1.227</text:p>
      <text:p text:style-name="Standard">57,2.333,1.191,-1.142</text:p>
      <text:p text:style-name="Standard">58,2,2.542,0.542</text:p>
      <text:p text:style-name="Standard">59,2,2.274,0.274</text:p>
      <text:p text:style-name="Standard">60,3.5,2.839,-0.661</text:p>
      <text:p text:style-name="Standard">61,2,2.666,0.666</text:p>
      <text:p text:style-name="Standard">62,2.8,2.287,-0.513</text:p>
      <text:p text:style-name="Standard">63,2,2.562,0.562</text:p>
      <text:p text:style-name="Standard">64,1.8,1.748,-0.052</text:p>
      <text:p text:style-name="Standard">65,2.333,2.392,0.058</text:p>
      <text:p text:style-name="Standard">66,2,2.125,0.125</text:p>
      <text:p text:style-name="Standard">67,4.714,3.491,-1.223</text:p>
      <text:p text:style-name="Standard">68,0,1.831,1.831</text:p>
      <text:p text:style-name="Standard">69,3,3.007,0.007</text:p>
      <text:p text:style-name="Standard">70,0.6,1.581,0.981</text:p>
      <text:p text:style-name="Standard">71,0.667,2.091,1.424</text:p>
      <text:p text:style-name="Standard">72,2.5,1.008,-1.492</text:p>
      <text:p text:style-name="Standard">73,2.75,2.13,-0.62</text:p>
      <text:p text:style-name="Standard">74,1.5,2.16,0.66</text:p>
      <text:p text:style-name="Standard">75,1,2.559,1.559</text:p>
      <text:p text:style-name="Standard">76,1,1.464,0.464</text:p>
      <text:p text:style-name="Standard">77,2.6,2.81,0.21</text:p>
      <text:p text:style-name="Standard">78,1.25,1.24,-0.01</text:p>
      <text:p text:style-name="Standard">79,1,1.85,0.85</text:p>
      <text:p text:style-name="Standard">80,0.4,1.586,1.186</text:p>
      <text:p text:style-name="Standard">81,2,2.084,0.084</text:p>
      <text:p text:style-name="Standard">82,4.333,2.322,-2.011</text:p>
      <text:p text:style-name="Standard">83,1.6,2.223,0.623</text:p>
      <text:p text:style-name="Standard">84,4.2,3.121,-1.079</text:p>
      <text:p text:style-name="Standard">85,0.2,1.208,1.008</text:p>
      <text:p text:style-name="Standard">86,1.6,1.84,0.24</text:p>
      <text:p text:style-name="Standard">87,0.167,1.747,1.58</text:p>
      <text:p text:style-name="Standard">88,0.667,1.004,0.337</text:p>
      <text:p text:style-name="Standard">89,3.6,2.262,-1.338</text:p>
      <text:p text:style-name="Standard">90,3,2.823,-0.177</text:p>
      <text:p text:style-name="Standard"><text:soft-page-break/>91,4.6,2.408,-2.192</text:p>
      <text:p text:style-name="Standard">92,2.8,2.099,-0.701</text:p>
      <text:p text:style-name="Standard">93,1.5,2.406,0.906</text:p>
      <text:p text:style-name="Standard">94,3,1.852,-1.148</text:p>
      <text:p text:style-name="Standard">95,2.167,1.368,-0.799</text:p>
      <text:p text:style-name="Standard">96,1,1.698,0.698</text:p>
      <text:p text:style-name="Standard">97,3.8,3.674,-0.126</text:p>
      <text:p text:style-name="Standard">98,1.429,0.765,-0.663</text:p>
      <text:p text:style-name="Standard">99,1.8,1.747,-0.053</text:p>
      <text:p text:style-name="Standard">100,4.2,6.273,2.073</text:p>
      <text:p text:style-name="Standard">1,1.75,1.868,0.118</text:p>
      <text:p text:style-name="Standard">2,2,1.54,-0.46</text:p>
      <text:p text:style-name="Standard">3,1,1.511,0.511</text:p>
      <text:p text:style-name="Standard">4,2,2.309,0.309</text:p>
      <text:p text:style-name="Standard">5,1.8,2.136,0.336</text:p>
      <text:p text:style-name="Standard">6,2.833,2.338,-0.495</text:p>
      <text:p text:style-name="Standard">7,0,0.942,0.942</text:p>
      <text:p text:style-name="Standard">8,1.4,1.842,0.442</text:p>
      <text:p text:style-name="Standard">9,0.6,0.944,0.344</text:p>
      <text:p text:style-name="Standard">10,3.2,2.549,-0.651</text:p>
      <text:p text:style-name="Standard">11,4.333,2.544,-1.789</text:p>
      <text:p text:style-name="Standard">12,4.2,1.781,-2.419</text:p>
      <text:p text:style-name="Standard">13,5,5.172,0.172</text:p>
      <text:p text:style-name="Standard">14,2,1.131,-0.869</text:p>
      <text:p text:style-name="Standard">15,3.167,1.255,-1.911</text:p>
      <text:p text:style-name="Standard">16,2,2.345,0.345</text:p>
      <text:p text:style-name="Standard">17,2.5,2.086,-0.414</text:p>
      <text:p text:style-name="Standard">18,3.2,1.349,-1.851</text:p>
      <text:p text:style-name="Standard">19,2.4,1.526,-0.874</text:p>
      <text:p text:style-name="Standard">20,1.333,0.834,-0.5</text:p>
      <text:p text:style-name="Standard">21,4.6,2.162,-2.438</text:p>
      <text:p text:style-name="Standard">22,3,3.683,0.683</text:p>
      <text:p text:style-name="Standard">23,1.8,2.14,0.34</text:p>
      <text:p text:style-name="Standard">24,1.6,2.437,0.837</text:p>
      <text:p text:style-name="Standard">25,2.4,2.428,0.028</text:p>
      <text:p text:style-name="Standard">26,4.4,1.84,-2.56</text:p>
      <text:p text:style-name="Standard">27,3.4,2.457,-0.943</text:p>
      <text:p text:style-name="Standard">28,1.4,2.002,0.602</text:p>
      <text:p text:style-name="Standard">29,2.2,2.359,0.159</text:p>
      <text:p text:style-name="Standard">30,1.6,1.445,-0.155</text:p>
      <text:p text:style-name="Standard">31,1.6,2.012,0.412</text:p>
      <text:p text:style-name="Standard">32,1.8,1.606,-0.194</text:p>
      <text:p text:style-name="Standard">33,0.6,1.288,0.688</text:p>
      <text:p text:style-name="Standard">34,1,1.968,0.968</text:p>
      <text:p text:style-name="Standard">35,4,1.767,-2.233</text:p>
      <text:p text:style-name="Standard">36,1.167,1.571,0.404</text:p>
      <text:p text:style-name="Standard">37,2.25,2.72,0.47</text:p>
      <text:p text:style-name="Standard">38,3.4,1.437,-1.963</text:p>
      <text:p text:style-name="Standard">39,1.167,2.176,1.009</text:p>
      <text:p text:style-name="Standard">40,3.75,2.288,-1.462</text:p>
      <text:p text:style-name="Standard">41,4.667,1.664,-3.002</text:p>
      <text:p text:style-name="Standard"><text:soft-page-break/>42,0,0.944,0.944</text:p>
      <text:p text:style-name="Standard">43,1.4,1.792,0.392</text:p>
      <text:p text:style-name="Standard">44,3.4,2.99,-0.41</text:p>
      <text:p text:style-name="Standard">45,4,2.371,-1.629</text:p>
      <text:p text:style-name="Standard">46,1.5,1.904,0.404</text:p>
      <text:p text:style-name="Standard">47,4.2,1.819,-2.381</text:p>
      <text:p text:style-name="Standard">48,3.167,2.166,-1.001</text:p>
      <text:p text:style-name="Standard">49,2.5,1.668,-0.832</text:p>
      <text:p text:style-name="Standard">50,2,2.251,0.251</text:p>
      <text:p text:style-name="Standard">51,3.2,1.336,-1.864</text:p>
      <text:p text:style-name="Standard">52,2.2,1.588,-0.612</text:p>
      <text:p text:style-name="Standard">53,1.167,1.597,0.43</text:p>
      <text:p text:style-name="Standard">54,2,1.732,-0.268</text:p>
      <text:p text:style-name="Standard">55,1.2,0.94,-0.26</text:p>
      <text:p text:style-name="Standard">56,4.4,2.606,-1.794</text:p>
      <text:p text:style-name="Standard">57,2,1.751,-0.249</text:p>
      <text:p text:style-name="Standard">58,0.75,1.645,0.895</text:p>
      <text:p text:style-name="Standard">59,2.5,2.523,0.023</text:p>
      <text:p text:style-name="Standard">60,2,2.865,0.865</text:p>
      <text:p text:style-name="Standard">61,0.167,1.646,1.479</text:p>
      <text:p text:style-name="Standard">62,1.167,1.703,0.536</text:p>
      <text:p text:style-name="Standard">63,0,2.747,2.747</text:p>
      <text:p text:style-name="Standard">64,4.167,3.686,-0.481</text:p>
      <text:p text:style-name="Standard">65,2.667,2.075,-0.591</text:p>
      <text:p text:style-name="Standard">66,2,1.624,-0.376</text:p>
      <text:p text:style-name="Standard">67,2,2.1,0.1</text:p>
      <text:p text:style-name="Standard">68,1,1.735,0.735</text:p>
      <text:p text:style-name="Standard">69,3.8,2.539,-1.261</text:p>
      <text:p text:style-name="Standard">70,2.2,1.886,-0.314</text:p>
      <text:p text:style-name="Standard">71,3,1.994,-1.006</text:p>
      <text:p text:style-name="Standard">72,4.2,1.741,-2.459</text:p>
      <text:p text:style-name="Standard">73,2.833,2.122,-0.711</text:p>
      <text:p text:style-name="Standard">74,3.833,1.894,-1.94</text:p>
      <text:p text:style-name="Standard">75,1.8,0.991,-0.809</text:p>
      <text:p text:style-name="Standard">76,0.8,1.11,0.31</text:p>
      <text:p text:style-name="Standard">77,1.333,1.762,0.429</text:p>
      <text:p text:style-name="Standard">78,0.5,2.151,1.651</text:p>
      <text:p text:style-name="Standard">79,2.833,1.966,-0.867</text:p>
      <text:p text:style-name="Standard">80,2,1.308,-0.692</text:p>
      <text:p text:style-name="Standard">81,2,1.018,-0.982</text:p>
      <text:p text:style-name="Standard">82,3,2.407,-0.593</text:p>
      <text:p text:style-name="Standard">83,4.2,3.161,-1.039</text:p>
      <text:p text:style-name="Standard">84,0,1.431,1.431</text:p>
      <text:p text:style-name="Standard">85,0.167,1.405,1.239</text:p>
      <text:p text:style-name="Standard">86,0.25,1.806,1.556</text:p>
      <text:p text:style-name="Standard">87,1.8,1.62,-0.18</text:p>
      <text:p text:style-name="Standard">88,0.5,1.764,1.264</text:p>
      <text:p text:style-name="Standard">89,2.667,2.22,-0.446</text:p>
      <text:p text:style-name="Standard">90,0.833,1.577,0.743</text:p>
      <text:p text:style-name="Standard">91,3,1.888,-1.112</text:p>
      <text:p text:style-name="Standard">92,1.4,2.402,1.002</text:p>
      <text:p text:style-name="Standard"><text:soft-page-break/>93,2.333,2.219,-0.114</text:p>
      <text:p text:style-name="Standard">94,1.5,1.785,0.285</text:p>
      <text:p text:style-name="Standard">95,3.667,2.167,-1.5</text:p>
      <text:p text:style-name="Standard">96,0,1.403,1.403</text:p>
      <text:p text:style-name="Standard">97,1.2,1.493,0.293</text:p>
      <text:p text:style-name="Standard">98,3,2.886,-0.114</text:p>
      <text:p text:style-name="Standard">99,4.2,1.654,-2.546</text:p>
      <text:p text:style-name="Standard">100,0.6,1.783,1.183</text:p>
      <text:p text:style-name="Standard">1,4,2.155,-1.845</text:p>
      <text:p text:style-name="Standard">2,2.6,2.209,-0.391</text:p>
      <text:p text:style-name="Standard">3,1.4,1.805,0.405</text:p>
      <text:p text:style-name="Standard">4,1.333,2.391,1.058</text:p>
      <text:p text:style-name="Standard">5,1.8,1.351,-0.449</text:p>
      <text:p text:style-name="Standard">6,2.833,1.427,-1.407</text:p>
      <text:p text:style-name="Standard">7,2.2,2.183,-0.017</text:p>
      <text:p text:style-name="Standard">8,2.5,1.866,-0.634</text:p>
      <text:p text:style-name="Standard">9,0.167,1.348,1.181</text:p>
      <text:p text:style-name="Standard">10,0.167,1.059,0.893</text:p>
      <text:p text:style-name="Standard">11,1.5,1.605,0.105</text:p>
      <text:p text:style-name="Standard">12,1.2,1.77,0.57</text:p>
      <text:p text:style-name="Standard">13,1.667,1.207,-0.459</text:p>
      <text:p text:style-name="Standard">14,0.6,1.876,1.276</text:p>
      <text:p text:style-name="Standard">15,1.4,1.427,0.027</text:p>
      <text:p text:style-name="Standard">16,2.2,2.216,0.016</text:p>
      <text:p text:style-name="Standard">17,4,2.954,-1.046</text:p>
      <text:p text:style-name="Standard">18,0.667,1.351,0.684</text:p>
      <text:p text:style-name="Standard">19,1.333,2.666,1.333</text:p>
      <text:p text:style-name="Standard">20,4.167,3.417,-0.749</text:p>
      <text:p text:style-name="Standard">21,0.6,1.597,0.997</text:p>
      <text:p text:style-name="Standard">22,0.667,1.867,1.2</text:p>
      <text:p text:style-name="Standard">23,1.667,1.77,0.103</text:p>
      <text:p text:style-name="Standard">24,3,2.673,-0.327</text:p>
      <text:p text:style-name="Standard">25,0.667,1.059,0.393</text:p>
      <text:p text:style-name="Standard">26,1,2.069,1.069</text:p>
      <text:p text:style-name="Standard">27,1.167,1.867,0.7</text:p>
      <text:p text:style-name="Standard">28,3.333,3.393,0.06</text:p>
      <text:p text:style-name="Standard">29,3.333,3.512,0.178</text:p>
      <text:p text:style-name="Standard">30,1,2.199,1.199</text:p>
      <text:p text:style-name="Standard">31,3.167,2.359,-0.807</text:p>
      <text:p text:style-name="Standard">32,1.6,2.376,0.776</text:p>
      <text:p text:style-name="Standard">33,3.25,2.011,-1.239</text:p>
      <text:p text:style-name="Standard">34,2,2.21,0.21</text:p>
      <text:p text:style-name="Standard">35,1.8,2.084,0.284</text:p>
      <text:p text:style-name="Standard">36,1.25,1.695,0.445</text:p>
      <text:p text:style-name="Standard">37,0.667,1.475,0.808</text:p>
      <text:p text:style-name="Standard">38,0.4,1.935,1.535</text:p>
      <text:p text:style-name="Standard">39,1.6,1.808,0.208</text:p>
      <text:p text:style-name="Standard">40,1.2,2.145,0.945</text:p>
      <text:p text:style-name="Standard">41,0.5,1.819,1.319</text:p>
      <text:p text:style-name="Standard">42,2.833,2.402,-0.431</text:p>
      <text:p text:style-name="Standard">43,1.25,2.273,1.023</text:p>
      <text:p text:style-name="Standard"><text:soft-page-break/>44,0.4,1.531,1.131</text:p>
      <text:p text:style-name="Standard">45,4.6,1.857,-2.743</text:p>
      <text:p text:style-name="Standard">46,3.667,2.507,-1.16</text:p>
      <text:p text:style-name="Standard">47,0.2,1.757,1.557</text:p>
      <text:p text:style-name="Standard">48,4.5,2.139,-2.361</text:p>
      <text:p text:style-name="Standard">49,1.333,1.427,0.093</text:p>
      <text:p text:style-name="Standard">50,0.4,1.796,1.396</text:p>
      <text:p text:style-name="Standard">51,4.429,1.039,-3.39</text:p>
      <text:p text:style-name="Standard">52,2.667,2.035,-0.632</text:p>
      <text:p text:style-name="Standard">53,1.6,1.696,0.096</text:p>
      <text:p text:style-name="Standard">54,1,2.197,1.197</text:p>
      <text:p text:style-name="Standard">55,1,1.695,0.695</text:p>
      <text:p text:style-name="Standard">56,2.5,2.711,0.211</text:p>
      <text:p text:style-name="Standard">57,0.2,1.346,1.146</text:p>
      <text:p text:style-name="Standard">58,2,2.189,0.189</text:p>
      <text:p text:style-name="Standard">59,1.333,2.236,0.903</text:p>
      <text:p text:style-name="Standard">60,2.5,2.287,-0.213</text:p>
      <text:p text:style-name="Standard">61,3.333,1.914,-1.419</text:p>
      <text:p text:style-name="Standard">62,2,1.273,-0.727</text:p>
      <text:p text:style-name="Standard">63,2.6,2.025,-0.575</text:p>
      <text:p text:style-name="Standard">64,2.4,2.405,0.005</text:p>
      <text:p text:style-name="Standard">65,0.4,1.427,1.027</text:p>
      <text:p text:style-name="Standard">66,0.167,1.695,1.528</text:p>
      <text:p text:style-name="Standard">67,1.6,2.459,0.859</text:p>
      <text:p text:style-name="Standard">68,1.714,2.287,0.573</text:p>
      <text:p text:style-name="Standard">69,2.25,2.244,-0.006</text:p>
      <text:p text:style-name="Standard">70,2,2.025,0.025</text:p>
      <text:p text:style-name="Standard">71,1.25,2.825,1.575</text:p>
      <text:p text:style-name="Standard">72,0,1.207,1.207</text:p>
      <text:p text:style-name="Standard">73,1,1.738,0.738</text:p>
      <text:p text:style-name="Standard">74,1,2.247,1.247</text:p>
      <text:p text:style-name="Standard">75,2.4,3.458,1.058</text:p>
      <text:p text:style-name="Standard">76,1,2.017,1.017</text:p>
      <text:p text:style-name="Standard">77,4.2,2.429,-1.771</text:p>
      <text:p text:style-name="Standard">78,0,1.545,1.545</text:p>
      <text:p text:style-name="Standard">79,2,2.362,0.362</text:p>
      <text:p text:style-name="Standard">80,1.5,1.843,0.343</text:p>
      <text:p text:style-name="Standard">81,3,3.482,0.482</text:p>
      <text:p text:style-name="Standard">82,0.6,1.575,0.975</text:p>
      <text:p text:style-name="Standard">83,3.667,1.51,-2.157</text:p>
      <text:p text:style-name="Standard">84,2.8,1.52,-1.28</text:p>
      <text:p text:style-name="Standard">85,1,2.154,1.154</text:p>
      <text:p text:style-name="Standard">86,0.333,1.411,1.078</text:p>
      <text:p text:style-name="Standard">87,4.5,2.696,-1.804</text:p>
      <text:p text:style-name="Standard">88,3,2.909,-0.091</text:p>
      <text:p text:style-name="Standard">89,1.167,2.442,1.275</text:p>
      <text:p text:style-name="Standard">90,1.4,1.73,0.33</text:p>
      <text:p text:style-name="Standard">91,1.2,1.059,-0.141</text:p>
      <text:p text:style-name="Standard">92,0.286,1.816,1.53</text:p>
      <text:p text:style-name="Standard">93,2.4,2.025,-0.375</text:p>
      <text:p text:style-name="Standard">94,2.2,0.692,-1.508</text:p>
      <text:p text:style-name="Standard"><text:soft-page-break/>95,1.2,1.815,0.615</text:p>
      <text:p text:style-name="Standard">96,0.2,1.475,1.275</text:p>
      <text:p text:style-name="Standard">97,1.6,2.026,0.426</text:p>
      <text:p text:style-name="Standard">98,1.75,2.171,0.421</text:p>
      <text:p text:style-name="Standard">99,0.833,1.207,0.374</text:p>
      <text:p text:style-name="Standard">100,2.25,1.059,-1.191</text:p>
      <text:p text:style-name="Standard">1,1.5,2.57,1.07</text:p>
      <text:p text:style-name="Standard">2,5,2.292,-2.708</text:p>
      <text:p text:style-name="Standard">3,1.833,1.942,0.109</text:p>
      <text:p text:style-name="Standard">4,3,2.833,-0.167</text:p>
      <text:p text:style-name="Standard">5,2.667,3.181,0.514</text:p>
      <text:p text:style-name="Standard">6,1,1.363,0.363</text:p>
      <text:p text:style-name="Standard">7,1.833,2.142,0.309</text:p>
      <text:p text:style-name="Standard">8,2.6,1.945,-0.655</text:p>
      <text:p text:style-name="Standard">9,3,2.86,-0.14</text:p>
      <text:p text:style-name="Standard">10,2.8,1.855,-0.945</text:p>
      <text:p text:style-name="Standard">11,1.75,2.765,1.015</text:p>
      <text:p text:style-name="Standard">12,4.5,5.108,0.608</text:p>
      <text:p text:style-name="Standard">13,3.4,1.811,-1.589</text:p>
      <text:p text:style-name="Standard">14,2.2,1.864,-0.336</text:p>
      <text:p text:style-name="Standard">15,4.333,2.226,-2.107</text:p>
      <text:p text:style-name="Standard">16,2.75,0.877,-1.873</text:p>
      <text:p text:style-name="Standard">17,1.8,2.173,0.373</text:p>
      <text:p text:style-name="Standard">18,3,1.503,-1.497</text:p>
      <text:p text:style-name="Standard">19,0.2,1.187,0.987</text:p>
      <text:p text:style-name="Standard">20,3.5,1.607,-1.893</text:p>
      <text:p text:style-name="Standard">21,1.333,2.101,0.767</text:p>
      <text:p text:style-name="Standard">22,2.6,2.046,-0.554</text:p>
      <text:p text:style-name="Standard">23,3,2.589,-0.411</text:p>
      <text:p text:style-name="Standard">24,3.75,1.455,-2.295</text:p>
      <text:p text:style-name="Standard">25,3.6,1.554,-2.046</text:p>
      <text:p text:style-name="Standard">26,4,1.801,-2.199</text:p>
      <text:p text:style-name="Standard">27,1.667,1.619,-0.048</text:p>
      <text:p text:style-name="Standard">28,3.333,2.302,-1.032</text:p>
      <text:p text:style-name="Standard">29,3.6,1.751,-1.849</text:p>
      <text:p text:style-name="Standard">30,0.6,1.467,0.867</text:p>
      <text:p text:style-name="Standard">31,2.6,1.718,-0.882</text:p>
      <text:p text:style-name="Standard">32,3.167,2.395,-0.771</text:p>
      <text:p text:style-name="Standard">33,3.833,1.063,-2.771</text:p>
      <text:p text:style-name="Standard">34,2.8,2.011,-0.789</text:p>
      <text:p text:style-name="Standard">35,1.2,1.201,0.001</text:p>
      <text:p text:style-name="Standard">36,0.6,1.661,1.061</text:p>
      <text:p text:style-name="Standard">37,1.4,2.224,0.824</text:p>
      <text:p text:style-name="Standard">38,2.25,1.612,-0.638</text:p>
      <text:p text:style-name="Standard">39,0.333,1.5,1.166</text:p>
      <text:p text:style-name="Standard">40,3.167,2.379,-0.788</text:p>
      <text:p text:style-name="Standard">41,1.667,1.377,-0.29</text:p>
      <text:p text:style-name="Standard">42,2.8,2.572,-0.228</text:p>
      <text:p text:style-name="Standard">43,4.6,4.349,-0.251</text:p>
      <text:p text:style-name="Standard">44,2,2.259,0.259</text:p>
      <text:p text:style-name="Standard">45,1,1.451,0.451</text:p>
      <text:p text:style-name="Standard"><text:soft-page-break/>46,1,2.117,1.117</text:p>
      <text:p text:style-name="Standard">47,1.75,1.927,0.177</text:p>
      <text:p text:style-name="Standard">48,1.8,1.606,-0.194</text:p>
      <text:p text:style-name="Standard">49,2.25,0.773,-1.477</text:p>
      <text:p text:style-name="Standard">50,0.4,1.058,0.658</text:p>
      <text:p text:style-name="Standard">51,0.75,1.569,0.819</text:p>
      <text:p text:style-name="Standard">52,2.8,1.424,-1.376</text:p>
      <text:p text:style-name="Standard">53,1.75,0.516,-1.234</text:p>
      <text:p text:style-name="Standard">54,1.167,1.632,0.466</text:p>
      <text:p text:style-name="Standard">55,3.333,1.881,-1.452</text:p>
      <text:p text:style-name="Standard">56,2,2.875,0.875</text:p>
      <text:p text:style-name="Standard">57,2.167,1.341,-0.826</text:p>
      <text:p text:style-name="Standard">58,0,1.138,1.138</text:p>
      <text:p text:style-name="Standard">59,1.167,2.239,1.073</text:p>
      <text:p text:style-name="Standard">60,0.2,1.073,0.873</text:p>
      <text:p text:style-name="Standard">61,3,2.642,-0.358</text:p>
      <text:p text:style-name="Standard">62,2.833,1.523,-1.311</text:p>
      <text:p text:style-name="Standard">63,3.4,3.195,-0.205</text:p>
      <text:p text:style-name="Standard">64,0,1.119,1.119</text:p>
      <text:p text:style-name="Standard">65,0.4,1.299,0.899</text:p>
      <text:p text:style-name="Standard">66,0.8,1.452,0.652</text:p>
      <text:p text:style-name="Standard">67,2.5,2.743,0.243</text:p>
      <text:p text:style-name="Standard">68,2.25,1.858,-0.392</text:p>
      <text:p text:style-name="Standard">69,3.8,2.466,-1.334</text:p>
      <text:p text:style-name="Standard">70,2.6,2.185,-0.415</text:p>
      <text:p text:style-name="Standard">71,1.5,2.112,0.612</text:p>
      <text:p text:style-name="Standard">72,1,1.54,0.54</text:p>
      <text:p text:style-name="Standard">73,3.833,2.158,-1.675</text:p>
      <text:p text:style-name="Standard">74,2.2,2.782,0.582</text:p>
      <text:p text:style-name="Standard">75,1,2.523,1.523</text:p>
      <text:p text:style-name="Standard">76,0.333,1.495,1.161</text:p>
      <text:p text:style-name="Standard">77,3.4,3.178,-0.222</text:p>
      <text:p text:style-name="Standard">78,3,2.047,-0.953</text:p>
      <text:p text:style-name="Standard">79,1.4,2.731,1.331</text:p>
      <text:p text:style-name="Standard">80,1.75,1.199,-0.551</text:p>
      <text:p text:style-name="Standard">81,1.75,0.793,-0.957</text:p>
      <text:p text:style-name="Standard">82,0.8,2.157,1.357</text:p>
      <text:p text:style-name="Standard">83,2.2,1.227,-0.973</text:p>
      <text:p text:style-name="Standard">84,2,1.78,-0.22</text:p>
      <text:p text:style-name="Standard">85,2,2.209,0.209</text:p>
      <text:p text:style-name="Standard">86,2.4,3.151,0.751</text:p>
      <text:p text:style-name="Standard">87,0,1.714,1.714</text:p>
      <text:p text:style-name="Standard">88,2.5,2.062,-0.438</text:p>
      <text:p text:style-name="Standard">89,1.75,0.941,-0.809</text:p>
      <text:p text:style-name="Standard">90,2.8,2.529,-0.271</text:p>
      <text:p text:style-name="Standard">91,0,1.341,1.341</text:p>
      <text:p text:style-name="Standard">92,1.5,2.031,0.531</text:p>
      <text:p text:style-name="Standard">93,1.8,0.952,-0.848</text:p>
      <text:p text:style-name="Standard">94,1,1.33,0.33</text:p>
      <text:p text:style-name="Standard">95,1.667,1.985,0.318</text:p>
      <text:p text:style-name="Standard">96,1,2.55,1.55</text:p>
      <text:p text:style-name="Standard"><text:soft-page-break/>97,0.2,1.847,1.647</text:p>
      <text:p text:style-name="Standard">98,1.6,2.086,0.486</text:p>
      <text:p text:style-name="Standard">99,1.2,2.777,1.577</text:p>
      <text:p text:style-name="Standard">100,2.8,1.932,-0.868</text:p>
      <text:p text:style-name="Standard">1,3.5,2.014,-1.486</text:p>
      <text:p text:style-name="Standard">2,1.333,1.453,0.119</text:p>
      <text:p text:style-name="Standard">3,2.8,1.516,-1.284</text:p>
      <text:p text:style-name="Standard">4,1.6,2.02,0.42</text:p>
      <text:p text:style-name="Standard">5,1.4,1.828,0.428</text:p>
      <text:p text:style-name="Standard">6,2.6,2.378,-0.222</text:p>
      <text:p text:style-name="Standard">7,0.25,1.3,1.05</text:p>
      <text:p text:style-name="Standard">8,0,1.116,1.116</text:p>
      <text:p text:style-name="Standard">9,1.667,1.662,-0.004</text:p>
      <text:p text:style-name="Standard">10,0.333,1.017,0.684</text:p>
      <text:p text:style-name="Standard">11,2,2.918,0.918</text:p>
      <text:p text:style-name="Standard">12,2.75,2.496,-0.254</text:p>
      <text:p text:style-name="Standard">13,2.2,2.212,0.012</text:p>
      <text:p text:style-name="Standard">14,4.6,2.248,-2.352</text:p>
      <text:p text:style-name="Standard">15,2.167,2.009,-0.158</text:p>
      <text:p text:style-name="Standard">16,1.2,1.425,0.225</text:p>
      <text:p text:style-name="Standard">17,1.6,1.83,0.23</text:p>
      <text:p text:style-name="Standard">18,2.25,1.575,-0.675</text:p>
      <text:p text:style-name="Standard">19,0.8,1.683,0.883</text:p>
      <text:p text:style-name="Standard">20,0,1.994,1.994</text:p>
      <text:p text:style-name="Standard">21,1.2,2.029,0.829</text:p>
      <text:p text:style-name="Standard">22,2.8,2.379,-0.421</text:p>
      <text:p text:style-name="Standard">23,3,2.002,-0.998</text:p>
      <text:p text:style-name="Standard">24,4.8,2.882,-1.918</text:p>
      <text:p text:style-name="Standard">25,1.833,1.732,-0.101</text:p>
      <text:p text:style-name="Standard">26,0.333,1.391,1.058</text:p>
      <text:p text:style-name="Standard">27,1.25,2.227,0.977</text:p>
      <text:p text:style-name="Standard">28,1.6,1.865,0.265</text:p>
      <text:p text:style-name="Standard">29,1.2,2.389,1.189</text:p>
      <text:p text:style-name="Standard">30,3.2,1.758,-1.442</text:p>
      <text:p text:style-name="Standard">31,0.6,1.425,0.825</text:p>
      <text:p text:style-name="Standard">32,2.8,1.632,-1.168</text:p>
      <text:p text:style-name="Standard">33,2.4,1.736,-0.664</text:p>
      <text:p text:style-name="Standard">34,1.4,1.464,0.064</text:p>
      <text:p text:style-name="Standard">35,0.5,1.649,1.149</text:p>
      <text:p text:style-name="Standard">36,3.4,1.683,-1.717</text:p>
      <text:p text:style-name="Standard">37,0.2,1.033,0.833</text:p>
      <text:p text:style-name="Standard">38,2.333,1.473,-0.86</text:p>
      <text:p text:style-name="Standard">39,1.6,1.898,0.298</text:p>
      <text:p text:style-name="Standard">40,2.8,1.448,-1.352</text:p>
      <text:p text:style-name="Standard">41,0.6,1.608,1.008</text:p>
      <text:p text:style-name="Standard">42,0.2,1.764,1.564</text:p>
      <text:p text:style-name="Standard">43,3.333,1.892,-1.442</text:p>
      <text:p text:style-name="Standard">44,1.667,2.39,0.723</text:p>
      <text:p text:style-name="Standard">45,2.8,2.045,-0.755</text:p>
      <text:p text:style-name="Standard">46,3.333,3.88,0.547</text:p>
      <text:p text:style-name="Standard">47,2.4,3.085,0.685</text:p>
      <text:p text:style-name="Standard"><text:soft-page-break/>48,0.5,0.931,0.431</text:p>
      <text:p text:style-name="Standard">49,1.4,1.604,0.204</text:p>
      <text:p text:style-name="Standard">50,1.2,2.081,0.881</text:p>
      <text:p text:style-name="Standard">51,2.4,2.362,-0.038</text:p>
      <text:p text:style-name="Standard">52,4,2.371,-1.629</text:p>
      <text:p text:style-name="Standard">53,2.167,1.112,-1.055</text:p>
      <text:p text:style-name="Standard">54,1.5,1.88,0.38</text:p>
      <text:p text:style-name="Standard">55,2,1.843,-0.157</text:p>
      <text:p text:style-name="Standard">56,1.6,2.257,0.657</text:p>
      <text:p text:style-name="Standard">57,2.2,2.137,-0.063</text:p>
      <text:p text:style-name="Standard">58,3.75,0.937,-2.813</text:p>
      <text:p text:style-name="Standard">59,0.333,0.851,0.518</text:p>
      <text:p text:style-name="Standard">60,1.667,1.106,-0.561</text:p>
      <text:p text:style-name="Standard">61,1.5,1.147,-0.353</text:p>
      <text:p text:style-name="Standard">62,0,2.111,2.111</text:p>
      <text:p text:style-name="Standard">63,1,1.386,0.386</text:p>
      <text:p text:style-name="Standard">64,2.833,2.098,-0.735</text:p>
      <text:p text:style-name="Standard">65,1.833,1.541,-0.292</text:p>
      <text:p text:style-name="Standard">66,2,2.504,0.504</text:p>
      <text:p text:style-name="Standard">67,1.6,2.243,0.643</text:p>
      <text:p text:style-name="Standard">68,4.2,1.336,-2.864</text:p>
      <text:p text:style-name="Standard">69,2.2,2.181,-0.019</text:p>
      <text:p text:style-name="Standard">70,3.4,2.985,-0.415</text:p>
      <text:p text:style-name="Standard">71,2,2.138,0.138</text:p>
      <text:p text:style-name="Standard">72,3.167,2.998,-0.169</text:p>
      <text:p text:style-name="Standard">73,3.833,2.06,-1.774</text:p>
      <text:p text:style-name="Standard">74,0.833,0.687,-0.147</text:p>
      <text:p text:style-name="Standard">75,1.4,1.572,0.172</text:p>
      <text:p text:style-name="Standard">76,2.2,1.685,-0.515</text:p>
      <text:p text:style-name="Standard">77,1.167,2.281,1.115</text:p>
      <text:p text:style-name="Standard">78,2.5,2.257,-0.243</text:p>
      <text:p text:style-name="Standard">79,0.4,1.302,0.902</text:p>
      <text:p text:style-name="Standard">80,4.333,2.907,-1.426</text:p>
      <text:p text:style-name="Standard">81,1.5,0.951,-0.549</text:p>
      <text:p text:style-name="Standard">82,0.2,1.116,0.916</text:p>
      <text:p text:style-name="Standard">83,0.6,1.092,0.492</text:p>
      <text:p text:style-name="Standard">84,3.833,2.599,-1.235</text:p>
      <text:p text:style-name="Standard">85,1.4,1.833,0.433</text:p>
      <text:p text:style-name="Standard">86,0,1.116,1.116</text:p>
      <text:p text:style-name="Standard">87,2.4,2.541,0.141</text:p>
      <text:p text:style-name="Standard">88,1.167,1.506,0.339</text:p>
      <text:p text:style-name="Standard">89,1.143,2.392,1.249</text:p>
      <text:p text:style-name="Standard">90,1.167,1.393,0.227</text:p>
      <text:p text:style-name="Standard">91,1,1.951,0.951</text:p>
      <text:p text:style-name="Standard">92,0.6,1.795,1.195</text:p>
      <text:p text:style-name="Standard">93,0,1.425,1.425</text:p>
      <text:p text:style-name="Standard">94,2.8,2.101,-0.699</text:p>
      <text:p text:style-name="Standard">95,3,1.49,-1.51</text:p>
      <text:p text:style-name="Standard">96,3.8,1.863,-1.937</text:p>
      <text:p text:style-name="Standard">97,1.5,1.033,-0.467</text:p>
      <text:p text:style-name="Standard">98,2,2.478,0.478</text:p>
      <text:p text:style-name="Standard"><text:soft-page-break/>99,3.333,2.258,-1.076</text:p>
      <text:p text:style-name="Standard">100,1.5,1.779,0.279</text:p>
      <text:p text:style-name="Standard">1,3.833,2.243,-1.59</text:p>
      <text:p text:style-name="Standard">2,1.833,1.618,-0.215</text:p>
      <text:p text:style-name="Standard">3,0.429,1.498,1.069</text:p>
      <text:p text:style-name="Standard">4,2.667,3.106,0.44</text:p>
      <text:p text:style-name="Standard">5,1.2,2.201,1.001</text:p>
      <text:p text:style-name="Standard">6,2,2.052,0.052</text:p>
      <text:p text:style-name="Standard">7,3.6,2.103,-1.497</text:p>
      <text:p text:style-name="Standard">8,0.6,1.611,1.011</text:p>
      <text:p text:style-name="Standard">9,3.75,2.424,-1.326</text:p>
      <text:p text:style-name="Standard">10,5,2.288,-2.712</text:p>
      <text:p text:style-name="Standard">11,1.8,1.45,-0.35</text:p>
      <text:p text:style-name="Standard">12,4.4,1.133,-3.267</text:p>
      <text:p text:style-name="Standard">13,1.6,2.214,0.614</text:p>
      <text:p text:style-name="Standard">14,2.2,2.483,0.283</text:p>
      <text:p text:style-name="Standard">15,0.167,1.214,1.047</text:p>
      <text:p text:style-name="Standard">16,1.75,1.855,0.105</text:p>
      <text:p text:style-name="Standard">17,1.6,2.356,0.756</text:p>
      <text:p text:style-name="Standard">18,1.4,2.826,1.426</text:p>
      <text:p text:style-name="Standard">19,3.333,4.044,0.711</text:p>
      <text:p text:style-name="Standard">20,1.6,2.764,1.164</text:p>
      <text:p text:style-name="Standard">21,1.2,1.048,-0.152</text:p>
      <text:p text:style-name="Standard">22,1.8,1.627,-0.173</text:p>
      <text:p text:style-name="Standard">23,1.75,1.753,0.003</text:p>
      <text:p text:style-name="Standard">24,3.2,1.45,-1.75</text:p>
      <text:p text:style-name="Standard">25,0.25,0.925,0.675</text:p>
      <text:p text:style-name="Standard">26,0.167,1.936,1.769</text:p>
      <text:p text:style-name="Standard">27,3.2,1.791,-1.409</text:p>
      <text:p text:style-name="Standard">28,0.667,1.89,1.224</text:p>
      <text:p text:style-name="Standard">29,1.6,2.725,1.125</text:p>
      <text:p text:style-name="Standard">30,1.2,1.708,0.508</text:p>
      <text:p text:style-name="Standard">31,1.25,2.53,1.28</text:p>
      <text:p text:style-name="Standard">32,1.8,2.661,0.861</text:p>
      <text:p text:style-name="Standard">33,1.667,2.514,0.847</text:p>
      <text:p text:style-name="Standard">34,1,2.74,1.74</text:p>
      <text:p text:style-name="Standard">35,1.4,2.068,0.668</text:p>
      <text:p text:style-name="Standard">36,1,1.115,0.115</text:p>
      <text:p text:style-name="Standard">37,3.167,2.324,-0.843</text:p>
      <text:p text:style-name="Standard">38,2.2,3.285,1.085</text:p>
      <text:p text:style-name="Standard">39,0,1.486,1.486</text:p>
      <text:p text:style-name="Standard">40,2.333,2.562,0.229</text:p>
      <text:p text:style-name="Standard">41,3,3.24,0.24</text:p>
      <text:p text:style-name="Standard">42,1,1.594,0.594</text:p>
      <text:p text:style-name="Standard">43,0.4,1.528,1.128</text:p>
      <text:p text:style-name="Standard">44,3.167,2.154,-1.013</text:p>
      <text:p text:style-name="Standard">45,0.6,2.067,1.467</text:p>
      <text:p text:style-name="Standard">46,2.4,1.298,-1.102</text:p>
      <text:p text:style-name="Standard">47,4.5,2.214,-2.286</text:p>
      <text:p text:style-name="Standard">48,1.2,2.515,1.315</text:p>
      <text:p text:style-name="Standard">49,1,1.614,0.614</text:p>
      <text:p text:style-name="Standard"><text:soft-page-break/>50,2.333,1.429,-0.904</text:p>
      <text:p text:style-name="Standard">51,0.25,1.592,1.342</text:p>
      <text:p text:style-name="Standard">52,2.4,1.751,-0.649</text:p>
      <text:p text:style-name="Standard">53,2.429,1.895,-0.534</text:p>
      <text:p text:style-name="Standard">54,3.2,2.473,-0.727</text:p>
      <text:p text:style-name="Standard">55,2,2.017,0.017</text:p>
      <text:p text:style-name="Standard">56,1.5,1.942,0.442</text:p>
      <text:p text:style-name="Standard">57,1.4,1.771,0.371</text:p>
      <text:p text:style-name="Standard">58,1.667,1.835,0.168</text:p>
      <text:p text:style-name="Standard">59,0.6,1.611,1.011</text:p>
      <text:p text:style-name="Standard">60,3.8,2.611,-1.189</text:p>
      <text:p text:style-name="Standard">61,2.8,2.586,-0.214</text:p>
      <text:p text:style-name="Standard">62,1.167,1.678,0.511</text:p>
      <text:p text:style-name="Standard">63,0.5,1.091,0.591</text:p>
      <text:p text:style-name="Standard">64,3.833,3.498,-0.335</text:p>
      <text:p text:style-name="Standard">65,3.2,1.886,-1.314</text:p>
      <text:p text:style-name="Standard">66,3,2.243,-0.757</text:p>
      <text:p text:style-name="Standard">67,0.6,1.619,1.019</text:p>
      <text:p text:style-name="Standard">68,2,2.107,0.107</text:p>
      <text:p text:style-name="Standard">69,3,2.222,-0.778</text:p>
      <text:p text:style-name="Standard">70,1.75,2.759,1.009</text:p>
      <text:p text:style-name="Standard">71,3.6,2.481,-1.119</text:p>
      <text:p text:style-name="Standard">72,0.4,1.798,1.398</text:p>
      <text:p text:style-name="Standard">73,2,1.634,-0.366</text:p>
      <text:p text:style-name="Standard">74,1.167,1.332,0.166</text:p>
      <text:p text:style-name="Standard">75,4.2,2.535,-1.665</text:p>
      <text:p text:style-name="Standard">76,2.2,1.803,-0.397</text:p>
      <text:p text:style-name="Standard">77,1.2,2.221,1.021</text:p>
      <text:p text:style-name="Standard">78,2,1.933,-0.067</text:p>
      <text:p text:style-name="Standard">79,1.4,2.322,0.922</text:p>
      <text:p text:style-name="Standard">80,1,2.134,1.134</text:p>
      <text:p text:style-name="Standard">81,1.5,2.511,1.011</text:p>
      <text:p text:style-name="Standard">82,1,2.376,1.376</text:p>
      <text:p text:style-name="Standard">83,1.8,1.351,-0.449</text:p>
      <text:p text:style-name="Standard">84,2.2,1.933,-0.267</text:p>
      <text:p text:style-name="Standard">85,0.4,1.401,1.001</text:p>
      <text:p text:style-name="Standard">86,3,2.361,-0.639</text:p>
      <text:p text:style-name="Standard">87,0.667,1.35,0.683</text:p>
      <text:p text:style-name="Standard">88,1.2,2.644,1.444</text:p>
      <text:p text:style-name="Standard">89,2.4,1.927,-0.473</text:p>
      <text:p text:style-name="Standard">90,1,1.271,0.271</text:p>
      <text:p text:style-name="Standard">91,1.2,2.6,1.4</text:p>
      <text:p text:style-name="Standard">92,3.167,3.878,0.711</text:p>
      <text:p text:style-name="Standard">93,0.833,2.262,1.428</text:p>
      <text:p text:style-name="Standard">94,3.667,2.531,-1.135</text:p>
      <text:p text:style-name="Standard">95,3.2,1.684,-1.516</text:p>
      <text:p text:style-name="Standard">96,0,1.275,1.275</text:p>
      <text:p text:style-name="Standard">97,0.8,1.194,0.394</text:p>
      <text:p text:style-name="Standard">98,1.8,2.055,0.255</text:p>
      <text:p text:style-name="Standard">99,4.25,1.995,-2.255</text:p>
      <text:p text:style-name="Standard">100,0,1.791,1.791</text:p>
      <text:p text:style-name="Standard"><text:soft-page-break/></text:p>
      <text:p text:style-name="Standard">=== Cross-validation ===</text:p>
      <text:p text:style-name="Standard">=== Summary ===</text:p>
      <text:p text:style-name="Standard"/>
      <text:p text:style-name="Standard">Correlation coefficient <text:s text:c="17"/>0.472 </text:p>
      <text:p text:style-name="Standard">Mean absolute error <text:s text:c="21"/>0.8504</text:p>
      <text:p text:style-name="Standard">Root mean squared error <text:s text:c="17"/>1.0477</text:p>
      <text:p text:style-name="Standard">Relative absolute error <text:s text:c="16"/>86.7335 %</text:p>
      <text:p text:style-name="Standard">Root relative squared error <text:s text:c="12"/>88.1863 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11-26T14:59:47</meta:creation-date>
    <meta:document-statistic meta:table-count="0" meta:image-count="0" meta:object-count="0" meta:page-count="22" meta:paragraph-count="1068" meta:word-count="1191" meta:character-count="20738"/>
    <dc:date>2014-11-26T15:00:18</dc:date>
    <dc:creator>amita misra</dc:creator>
    <meta:editing-duration>PT32S</meta:editing-duration>
    <meta:editing-cycles>1</meta:editing-cycles>
    <meta:generator>OpenOffice/4.1.0$Unix OpenOffice.org_project/410m18$Build-9764</meta:generator>
  </office:meta>
</office:document-meta>
</file>